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0.svm" manifest:media-type=""/>
  <manifest:file-entry manifest:full-path="Pictures/TablePreview2.svm" manifest:media-type=""/>
  <manifest:file-entry manifest:full-path="Pictures/TablePreview21.svm" manifest:media-type=""/>
  <manifest:file-entry manifest:full-path="Pictures/TablePreview3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2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pitch="variable"/>
    <style:font-face style:name="新宋体1" svg:font-family="新宋体" style:font-family-generic="system" style:font-pitch="variable"/>
    <style:font-face style:name="新宋体2" svg:font-family="新宋体" style:font-family-generic="modern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variable"/>
    <style:font-face style:name="黑体1" svg:font-family="黑体, SimHei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06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4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35cm" svg:stroke-color="#000000" draw:marker-start-width="0.252cm" draw:marker-end="线条箭头_20_4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64cm" fo:min-width="1.33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线条箭头_20_22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svg:stroke-width="0.035cm" svg:stroke-color="#000000" draw:marker-start-width="0.252cm" draw:marker-end="线条箭头_20_23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svg:stroke-width="0.035cm" svg:stroke-color="#000000" draw:marker-start-width="0.252cm" draw:marker-end="线条箭头_20_24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objectwithoutfill">
      <style:graphic-properties svg:stroke-width="0.035cm" svg:stroke-color="#00a933" draw:marker-start-width="0.252cm" draw:marker-end="线条箭头_20_29" draw:marker-end-width="0.352cm" draw:fill="none" draw:textarea-vertical-align="middle" fo:padding-top="0.142cm" fo:padding-bottom="0.142cm" fo:padding-left="0.267cm" fo:padding-right="0.267cm" loext:decorative="false"/>
    </style:style>
    <style:style style:name="gr3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objectwithoutfill">
      <style:graphic-properties svg:stroke-width="0.035cm" svg:stroke-color="#ff0000" draw:marker-start-width="0.252cm" draw:marker-end="线条箭头_20_32" draw:marker-end-width="0.352cm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draw:stroke-dash="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35cm" draw:marker-start-width="0.252cm" draw:marker-end="线条箭头_20_5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draw:marker-start-width="0.252cm" draw:marker-end="线条箭头_20_6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draw:marker-start-width="0.252cm" draw:marker-end="线条箭头_20_7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svg:stroke-width="0.035cm" draw:marker-start-width="0.252cm" draw:marker-end="线条箭头_20_8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035cm" draw:marker-start-width="0.252cm" draw:marker-end="线条箭头_20_9" draw:marker-end-width="0.352cm" draw:fill="none" draw:textarea-vertical-align="middle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 loext:decorative="false"/>
      <style:paragraph-properties style:writing-mode="lr-tb"/>
    </style:style>
    <style:style style:name="gr44" style:family="graphic" style:parent-style-name="objectwithoutfill">
      <style:graphic-properties svg:stroke-width="0.035cm" draw:marker-start-width="0.252cm" draw:marker-end="线条箭头_20_10" draw:marker-end-width="0.352cm" draw:fill="none" draw:textarea-vertical-align="middle" fo:padding-top="0.142cm" fo:padding-bottom="0.142cm" fo:padding-left="0.267cm" fo:padding-right="0.267cm" loext:decorative="false"/>
    </style:style>
    <style:style style:name="gr45" style:family="graphic" style:parent-style-name="objectwithoutfill">
      <style:graphic-properties svg:stroke-width="0.035cm" draw:marker-start-width="0.252cm" draw:marker-end="线条箭头_20_11" draw:marker-end-width="0.352cm" draw:fill="none" draw:textarea-vertical-align="middle" fo:padding-top="0.142cm" fo:padding-bottom="0.142cm" fo:padding-left="0.267cm" fo:padding-right="0.26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47" style:family="graphic" style:parent-style-name="objectwithoutfill">
      <style:graphic-properties svg:stroke-width="0.035cm" draw:marker-start-width="0.252cm" draw:marker-end="线条箭头_20_12" draw:marker-end-width="0.352cm" draw:fill="none" draw:textarea-vertical-align="middle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 loext:decorative="false"/>
      <style:paragraph-properties style:writing-mode="lr-tb"/>
    </style:style>
    <style:style style:name="gr51" style:family="graphic" style:parent-style-name="objectwithoutfill">
      <style:graphic-properties draw:stroke="solid" draw:stroke-dash="Dot" svg:stroke-width="0.035cm" svg:stroke-color="#2a6099" draw:marker-start-width="0.252cm" draw:marker-end="线条箭头_20_17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objectwithoutfill">
      <style:graphic-properties svg:stroke-width="0.035cm" draw:marker-start-width="0.252cm" draw:marker-end="线条箭头_20_19" draw:marker-end-width="0.3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objectwithoutfill">
      <style:graphic-properties svg:stroke-width="0.035cm" draw:marker-start-width="0.252cm" draw:marker-end="线条箭头_20_34" draw:marker-end-width="0.3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objectwithoutfill">
      <style:graphic-properties svg:stroke-width="0.035cm" draw:marker-start-width="0.252cm" draw:marker-end="线条箭头_20_35" draw:marker-end-width="0.352cm" draw:fill="none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8.276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5cm" loext:decorative="false"/>
      <style:paragraph-properties style:writing-mode="lr-tb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2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03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812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92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9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18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5.383cm" style:use-optimal-column-width="false"/>
    </style:style>
    <style:style style:name="co5" style:family="table-column">
      <style:table-column-properties style:column-width="2.333cm" style:use-optimal-column-width="false"/>
    </style:style>
    <style:style style:name="co6" style:family="table-column">
      <style:table-column-properties style:column-width="5.794cm" style:use-optimal-column-width="false"/>
    </style:style>
    <style:style style:name="co7" style:family="table-column">
      <style:table-column-properties style:column-width="4.296cm" style:use-optimal-column-width="false"/>
    </style:style>
    <style:style style:name="co8" style:family="table-column">
      <style:table-column-properties style:column-width="2.285cm" style:use-optimal-column-width="false"/>
    </style:style>
    <style:style style:name="co9" style:family="table-column">
      <style:table-column-properties style:column-width="5.9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033cm" style:use-optimal-row-height="false"/>
    </style:style>
    <style:style style:name="ro4" style:family="table-row">
      <style:table-row-properties style:row-height="0.811cm" style:use-optimal-row-height="false"/>
    </style:style>
    <style:style style:name="ro5" style:family="table-row">
      <style:table-row-properties style:row-height="0.746cm" style:use-optimal-row-height="false"/>
    </style:style>
    <style:style style:name="ro6" style:family="table-row">
      <style:table-row-properties style:row-height="0.818cm" style:use-optimal-row-height="false"/>
    </style:style>
    <style:style style:name="ro7" style:family="table-row">
      <style:table-row-properties style:row-height="0.889cm" style:use-optimal-row-height="false"/>
    </style:style>
    <style:style style:name="ro8" style:family="table-row">
      <style:table-row-properties style:row-height="0.787cm" style:use-optimal-row-height="false"/>
    </style:style>
    <style:style style:name="ro9" style:family="table-row">
      <style:table-row-properties style:row-height="0.842cm" style:use-optimal-row-height="false"/>
    </style:style>
    <style:style style:name="ro10" style:family="table-row">
      <style:table-row-properties style:row-height="0.734cm" style:use-optimal-row-height="false"/>
    </style:style>
    <style:style style:name="ro11" style:family="table-row">
      <style:table-row-properties style:row-height="1.039cm" style:use-optimal-row-height="false"/>
    </style:style>
    <style:style style:name="ro12" style:family="table-row">
      <style:table-row-properties style:row-height="1.561cm" style:use-optimal-row-height="false"/>
    </style:style>
    <style:style style:name="ro13" style:family="table-row">
      <style:table-row-properties style:row-height="1.095cm" style:use-optimal-row-height="false"/>
    </style:style>
    <style:style style:name="ro14" style:family="table-row">
      <style:table-row-properties style:row-height="1.562cm" style:use-optimal-row-height="false"/>
    </style:style>
    <style:style style:name="ro15" style:family="table-row">
      <style:table-row-properties style:row-height="1.07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vertical-align="middle" style:writing-mode="lr-tb"/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ce7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8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P13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4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5" style:family="paragraph">
      <style:paragraph-properties fo:text-align="center"/>
      <style:text-properties style:font-name="Arial" fo:font-size="12pt"/>
    </style:style>
    <style:style style:name="P16" style:family="paragraph">
      <loext:graphic-properties draw:fill="none"/>
      <style:paragraph-properties fo:text-align="center" style:writing-mode="lr-tb"/>
      <style:text-properties style:font-name="Arial" fo:font-size="12pt"/>
    </style:style>
    <style:style style:name="P17" style:family="paragraph">
      <style:paragraph-properties fo:text-align="center"/>
      <style:text-properties fo:color="#000000" loext:opacity="100%" style:font-name="Arial" fo:font-size="12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style:font-name="Arial" fo:font-size="12pt"/>
    </style:style>
    <style:style style:name="P19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000000" loext:opacity="100%" style:font-name="Arial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P23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28" style:family="paragraph">
      <loext:graphic-properties draw:fill="none" draw:fill-color="#ffffff"/>
      <style:text-properties fo:color="#800080" loext:opacity="100%" fo:font-size="12pt" style:font-size-asian="12pt" style:font-size-complex="1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2pt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name-asian="Arial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a933" loext:opacity="100%" style:font-name="Arial" fo:font-size="12pt" style:font-name-asian="Arial" style:font-size-asian="12pt" style:font-size-complex="12pt"/>
    </style:style>
    <style:style style:name="T8" style:family="text">
      <style:text-properties fo:color="#000000" loext:opacity="100%" style:font-name="Arial" fo:font-size="12pt"/>
    </style:style>
    <style:style style:name="T9" style:family="text">
      <style:text-properties fo:color="#ff0000" loext:opacity="100%" style:font-name="Arial" fo:font-size="12pt" style:font-size-asian="12pt" style:font-size-complex="12pt"/>
    </style:style>
    <style:style style:name="T10" style:family="text">
      <style:text-properties fo:color="#000000" loext:opacity="100%" style:font-name="Arial" fo:font-size="12pt" style:font-size-asian="12pt" style:font-size-complex="12pt"/>
    </style:style>
    <style:style style:name="T11" style:family="text">
      <style:text-properties fo:color="#c9211e" loext:opacity="100%" style:font-name="Arial" fo:font-size="12pt" style:font-name-asian="Arial" style:font-size-asian="12pt" style:font-size-complex="12pt"/>
    </style:style>
    <style:style style:name="T12" style:family="text">
      <style:text-properties fo:color="#00a933" loext:opacity="100%" style:font-name="Arial" fo:font-size="12pt" style:font-size-asian="12pt" style:font-size-complex="12pt"/>
    </style:style>
    <style:style style:name="T13" style:family="text">
      <style:text-properties fo:color="#800080" loext:opacity="100%" fo:font-size="12pt" style:font-size-asian="12pt" style:font-size-complex="12pt"/>
    </style:style>
    <style:style style:name="T14" style:family="text">
      <style:text-properties style:font-name="Arial" fo:font-size="12pt" style:font-name-asian="Arial" style:font-size-asian="18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6.56cm" svg:height="0.725cm" svg:x="1.002cm" svg:y="1.278cm">
          <draw:text-box>
            <text:p><text:span text:style-name="T1">des: data encryption standard</text:span></text:p>
          </draw:text-box>
        </draw:frame>
        <draw:custom-shape draw:style-name="gr2" draw:text-style-name="P3" draw:layer="layout" svg:width="4.107cm" svg:height="6.678cm" svg:x="6.139cm" svg:y="3.819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19cm" svg:y1="4.361cm" svg:x2="6.111cm" svg:y2="4.361cm">
          <text:p/>
        </draw:line>
        <draw:frame draw:style-name="gr4" draw:text-style-name="P5" draw:layer="layout" svg:width="1.586cm" svg:height="0.725cm" svg:x="3.503cm" svg:y="3.755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553cm" svg:y="4.519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503cm" svg:y="6.308cm">
          <draw:text-box>
            <text:p text:style-name="P6"><text:span text:style-name="T3">key_in</text:span></text:p>
          </draw:text-box>
        </draw:frame>
        <draw:frame draw:style-name="gr7" draw:text-style-name="P5" draw:layer="layout" svg:width="2.653cm" svg:height="0.725cm" svg:x="3.553cm" svg:y="5.432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75cm" svg:y="4.248cm">
          <draw:text-box>
            <text:p><text:span text:style-name="T3">encrypt_out</text:span></text:p>
          </draw:text-box>
        </draw:frame>
        <draw:frame draw:style-name="gr9" draw:text-style-name="P5" draw:layer="layout" svg:width="3.271cm" svg:height="0.725cm" svg:x="10.075cm" svg:y="7.147cm">
          <draw:text-box>
            <text:p><text:span text:style-name="T3">encrypt_ready</text:span></text:p>
          </draw:text-box>
        </draw:frame>
        <draw:line draw:style-name="gr3" draw:text-style-name="P4" draw:layer="layout" svg:x1="3.719cm" svg:y1="5.228cm" svg:x2="6.111cm" svg:y2="5.228cm">
          <text:p/>
        </draw:line>
        <draw:line draw:style-name="gr3" draw:text-style-name="P4" draw:layer="layout" svg:x1="3.719cm" svg:y1="6.095cm" svg:x2="6.111cm" svg:y2="6.095cm">
          <text:p/>
        </draw:line>
        <draw:line draw:style-name="gr3" draw:text-style-name="P4" draw:layer="layout" svg:x1="3.719cm" svg:y1="6.962cm" svg:x2="6.111cm" svg:y2="6.962cm">
          <text:p/>
        </draw:line>
        <draw:line draw:style-name="gr3" draw:text-style-name="P4" draw:layer="layout" svg:x1="10.224cm" svg:y1="4.96cm" svg:x2="12.616cm" svg:y2="4.96cm">
          <text:p/>
        </draw:line>
        <draw:line draw:style-name="gr3" draw:text-style-name="P4" draw:layer="layout" svg:x1="10.271cm" svg:y1="7.871cm" svg:x2="12.663cm" svg:y2="7.871cm">
          <text:p/>
        </draw:line>
        <draw:frame draw:style-name="gr10" draw:layer="layout" svg:width="14.098cm" svg:height="7.882cm" svg:x="14.403cm" svg:y="2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mode_in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模式选择 </text:span><text:span text:style-name="T5">0:</text:span><text:span text:style-name="T5">加密 </text:span><text:span text:style-name="T5">1:</text:span><text:span text:style-name="T5">解密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verify_in</text:span></text:p>
              </table:table-cell>
              <table:table-cell>
                <text:p text:style-name="P11"><text:span text:style-name="T6">1 bit</text:span></text:p>
              </table:table-cell>
              <table:table-cell>
                <text:p text:style-name="P11"><text:span text:style-name="T6">是否对</text:span><text:span text:style-name="T6">key</text:span><text:span text:style-name="T6">校验 </text:span><text:span text:style-name="T6">0: </text:span><text:span text:style-name="T6">不校验 </text:span><text:span text:style-name="T6">1</text:span><text:span text:style-name="T6">：校验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encrypt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14.098cm" svg:height="4.709cm" svg:x="14.403cm" svg:y="11.6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encrypt_out</text:span></text:p>
              </table:table-cell>
              <table:table-cell>
                <text:p text:style-name="P11"><text:span text:style-name="T6">64 bit</text:span></text:p>
              </table:table-cell>
              <table:table-cell>
                <text:p text:style-name="P11"><text:span text:style-name="T6">mode=0 </text:span><text:span text:style-name="T6">加密输出 </text:span></text:p>
                <text:p text:style-name="P11"><text:span text:style-name="T6">mode=1 </text:span><text:span text:style-name="T6">解密输出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encrypt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12"><text:span text:style-name="T6">输出有效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ready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ready</text:span><text:span text:style-name="T5">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err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错误信号，密钥校验错误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3" draw:layer="layout" svg:width="3.042cm" svg:height="0.725cm" svg:x="20.503cm" svg:y="10.729cm">
          <draw:text-box>
            <text:p><text:span text:style-name="T7">输出信号列表</text:span></text:p>
          </draw:text-box>
        </draw:frame>
        <draw:line draw:style-name="gr3" draw:text-style-name="P4" draw:layer="layout" svg:x1="10.231cm" svg:y1="6.366cm" svg:x2="12.623cm" svg:y2="6.366cm">
          <text:p/>
        </draw:line>
        <draw:frame draw:style-name="gr12" draw:text-style-name="P5" draw:layer="layout" svg:width="3.834cm" svg:height="0.725cm" svg:x="10.075cm" svg:y="5.649cm">
          <draw:text-box>
            <text:p><text:span text:style-name="T3">encrypt_out_valid</text:span></text:p>
          </draw:text-box>
        </draw:frame>
        <draw:frame draw:style-name="gr11" draw:text-style-name="P13" draw:layer="layout" svg:width="3.042cm" svg:height="0.725cm" svg:x="20.421cm" svg:y="1.925cm">
          <draw:text-box>
            <text:p><text:span text:style-name="T7">输入信号列表</text:span></text:p>
          </draw:text-box>
        </draw:frame>
        <draw:line draw:style-name="gr3" draw:text-style-name="P4" draw:layer="layout" svg:x1="3.781cm" svg:y1="8.929cm" svg:x2="6.173cm" svg:y2="8.929cm">
          <text:p/>
        </draw:line>
        <draw:line draw:style-name="gr3" draw:text-style-name="P4" draw:layer="layout" svg:x1="3.757cm" svg:y1="9.958cm" svg:x2="6.149cm" svg:y2="9.958cm">
          <text:p/>
        </draw:line>
        <draw:frame draw:style-name="gr6" draw:text-style-name="P7" draw:layer="layout" svg:width="3.431cm" svg:height="0.725cm" svg:x="3.503cm" svg:y="8.233cm">
          <draw:text-box>
            <text:p text:style-name="P6"><text:span text:style-name="T3">mode_in</text:span></text:p>
          </draw:text-box>
        </draw:frame>
        <draw:frame draw:style-name="gr13" draw:text-style-name="P7" draw:layer="layout" svg:width="3.571cm" svg:height="0.725cm" svg:x="2.733cm" svg:y="9.217cm">
          <draw:text-box>
            <text:p text:style-name="P6"><text:span text:style-name="T3">encrypt_in_valid</text:span></text:p>
          </draw:text-box>
        </draw:frame>
        <draw:line draw:style-name="gr3" draw:text-style-name="P4" draw:layer="layout" svg:x1="10.3cm" svg:y1="9.345cm" svg:x2="12.692cm" svg:y2="9.345cm">
          <text:p/>
        </draw:line>
        <draw:frame draw:style-name="gr9" draw:text-style-name="P5" draw:layer="layout" svg:width="3.271cm" svg:height="0.725cm" svg:x="10.075cm" svg:y="8.565cm">
          <draw:text-box>
            <text:p><text:span text:style-name="T3">encrypt_err</text:span></text:p>
          </draw:text-box>
        </draw:frame>
        <draw:line draw:style-name="gr3" draw:text-style-name="P4" draw:layer="layout" svg:x1="3.732cm" svg:y1="7.874cm" svg:x2="6.124cm" svg:y2="7.874cm">
          <text:p/>
        </draw:line>
        <draw:frame draw:style-name="gr6" draw:text-style-name="P7" draw:layer="layout" svg:width="3.431cm" svg:height="0.725cm" svg:x="3.47cm" svg:y="7.175cm">
          <draw:text-box>
            <text:p text:style-name="P6"><text:span text:style-name="T3">verify_in</text:span></text:p>
          </draw:text-box>
        </draw:frame>
      </draw:page>
      <draw:page draw:name="page2" draw:style-name="dp1" draw:master-page-name="默认">
        <draw:custom-shape draw:style-name="gr14" draw:text-style-name="P3" draw:layer="layout" svg:width="3.132cm" svg:height="4.793cm" svg:x="6.063cm" svg:y="2.274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08cm" svg:height="4.721cm" svg:x="10.941cm" svg:y="2.298cm">
          <text:p text:style-name="P2"><text:span text:style-name="T2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4.288cm" svg:y1="4.518cm" svg:x2="6.02cm" svg:y2="4.542cm">
          <text:p/>
        </draw:line>
        <draw:line draw:style-name="gr16" draw:text-style-name="P4" draw:layer="layout" svg:x1="9.282cm" svg:y1="3.94cm" svg:x2="10.951cm" svg:y2="3.94cm">
          <text:p/>
        </draw:line>
        <draw:frame draw:style-name="gr17" draw:text-style-name="P14" draw:layer="layout" svg:width="1.425cm" svg:height="1.199cm" svg:x="4.409cm" svg:y="3.17cm">
          <draw:text-box>
            <text:p><text:span text:style-name="T5">64bit</text:span></text:p>
            <text:p><text:span text:style-name="T5">密钥</text:span></text:p>
          </draw:text-box>
        </draw:frame>
        <draw:frame draw:style-name="gr18" draw:text-style-name="P14" draw:layer="layout" svg:width="1.772cm" svg:height="1.199cm" svg:x="9.268cm" svg:y="2.643cm">
          <draw:text-box>
            <text:p><text:span text:style-name="T5"><text:s/></text:span><text:span text:style-name="T5">56bit</text:span></text:p>
            <text:p><text:span text:style-name="T5">子密钥</text:span></text:p>
          </draw:text-box>
        </draw:frame>
        <draw:frame draw:style-name="gr19" draw:text-style-name="P14" draw:layer="layout" svg:width="2.285cm" svg:height="1.673cm" svg:x="14.06cm" svg:y="3.317cm">
          <draw:text-box>
            <text:p><text:span text:style-name="T5"><text:s text:c="3"/></text:span><text:span text:style-name="T5">48bit</text:span></text:p>
            <text:p><text:span text:style-name="T5">加密密钥</text:span></text:p>
          </draw:text-box>
        </draw:frame>
        <draw:line draw:style-name="gr16" draw:text-style-name="P4" draw:layer="layout" svg:x1="9.768cm" svg:y1="5.483cm" svg:x2="10.967cm" svg:y2="5.48cm">
          <text:p/>
        </draw:line>
        <draw:frame draw:style-name="gr20" draw:text-style-name="P1" draw:layer="layout" svg:width="4.817cm" svg:height="0.725cm" svg:x="1.001cm" svg:y="1.277cm">
          <draw:text-box>
            <text:p><text:span text:style-name="T1">des</text:span><text:span text:style-name="T1">加密算法框图</text:span></text:p>
          </draw:text-box>
        </draw:frame>
        <draw:custom-shape draw:style-name="gr14" draw:text-style-name="P3" draw:layer="layout" svg:width="3.132cm" svg:height="4.793cm" svg:x="2.888cm" svg:y="8.016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108cm" svg:height="2.224cm" svg:x="8.39cm" svg:y="8.126cm">
          <text:p text:style-name="P2"><text:span text:style-name="T2">des_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1.131cm" svg:y1="10.241cm" svg:x2="2.863cm" svg:y2="10.265cm">
          <text:p/>
        </draw:line>
        <draw:frame draw:style-name="gr17" draw:text-style-name="P14" draw:layer="layout" svg:width="1.425cm" svg:height="1.199cm" svg:x="1.129cm" svg:y="8.913cm">
          <draw:text-box>
            <text:p><text:span text:style-name="T5">64bit</text:span></text:p>
            <text:p><text:span text:style-name="T5">数据</text:span></text:p>
          </draw:text-box>
        </draw:frame>
        <draw:line draw:style-name="gr16" draw:text-style-name="P4" draw:layer="layout" svg:x1="6.078cm" svg:y1="9.198cm" svg:x2="8.38cm" svg:y2="9.206cm">
          <text:p/>
        </draw:line>
        <draw:frame draw:style-name="gr22" draw:text-style-name="P14" draw:layer="layout" svg:width="3.101cm" svg:height="1.236cm" svg:x="5.946cm" svg:y="7.83cm">
          <draw:text-box>
            <text:p><text:span text:style-name="T5"><text:s text:c="4"/></text:span><text:span text:style-name="T5">右侧</text:span></text:p>
            <text:p><text:span text:style-name="T5">32bit</text:span><text:span text:style-name="T5">数据</text:span></text:p>
          </draw:text-box>
        </draw:frame>
        <draw:line draw:style-name="gr16" draw:text-style-name="P4" draw:layer="layout" svg:x1="11.549cm" svg:y1="9.91cm" svg:x2="13.851cm" svg:y2="9.918cm">
          <text:p/>
        </draw:line>
        <draw:frame draw:style-name="gr17" draw:text-style-name="P14" draw:layer="layout" svg:width="1.425cm" svg:height="1.199cm" svg:x="17.286cm" svg:y="7.914cm">
          <draw:text-box>
            <text:p><text:span text:style-name="T5">48bit</text:span></text:p>
            <text:p><text:span text:style-name="T5">数据</text:span></text:p>
          </draw:text-box>
        </draw:frame>
        <draw:custom-shape draw:style-name="gr21" draw:text-style-name="P3" draw:layer="layout" svg:width="3.108cm" svg:height="2.224cm" svg:x="13.851cm" svg:y="8.145cm">
          <text:p text:style-name="P2"><text:span text:style-name="T2">des_xor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16.998cm" svg:y1="9.19cm" svg:x2="18.921cm" svg:y2="9.193cm">
          <text:p/>
        </draw:line>
        <draw:frame draw:style-name="gr17" draw:text-style-name="P14" draw:layer="layout" svg:width="1.425cm" svg:height="1.199cm" svg:x="11.901cm" svg:y="9.994cm">
          <draw:text-box>
            <text:p><text:span text:style-name="T5">48bit</text:span></text:p>
            <text:p><text:span text:style-name="T5">数据</text:span></text:p>
          </draw:text-box>
        </draw:frame>
        <draw:line draw:style-name="gr23" draw:text-style-name="P4" draw:layer="layout" svg:x1="14.074cm" svg:y1="4.584cm" svg:x2="15.703cm" svg:y2="4.584cm">
          <text:p/>
        </draw:line>
        <draw:line draw:style-name="gr23" draw:text-style-name="P4" draw:layer="layout" svg:x1="15.703cm" svg:y1="4.595cm" svg:x2="15.703cm" svg:y2="7.431cm">
          <text:p/>
        </draw:line>
        <draw:line draw:style-name="gr23" draw:text-style-name="P4" draw:layer="layout" svg:x1="15.703cm" svg:y1="7.41cm" svg:x2="12.624cm" svg:y2="7.41cm">
          <text:p/>
        </draw:line>
        <draw:line draw:style-name="gr23" draw:text-style-name="P4" draw:layer="layout" svg:x1="12.624cm" svg:y1="7.421cm" svg:x2="12.624cm" svg:y2="8.585cm">
          <text:p/>
        </draw:line>
        <draw:line draw:style-name="gr24" draw:text-style-name="P4" draw:layer="layout" svg:x1="12.634cm" svg:y1="8.585cm" svg:x2="13.851cm" svg:y2="8.585cm">
          <text:p/>
        </draw:line>
        <draw:frame draw:style-name="gr25" draw:text-style-name="P14" draw:layer="layout" svg:width="1.349cm" svg:height="1.199cm" svg:x="9.521cm" svg:y="5.631cm">
          <draw:text-box>
            <text:p><text:span text:style-name="T5">迭代</text:span></text:p>
            <text:p><text:span text:style-name="T5">次数</text:span></text:p>
          </draw:text-box>
        </draw:frame>
        <draw:custom-shape draw:style-name="gr21" draw:text-style-name="P3" draw:layer="layout" svg:width="3.108cm" svg:height="2.224cm" svg:x="18.948cm" svg:y="8.145cm">
          <text:p text:style-name="P2"><text:span text:style-name="T2">des_sco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22.074cm" svg:y1="9.197cm" svg:x2="23.83cm" svg:y2="9.203cm">
          <text:p/>
        </draw:line>
        <draw:frame draw:style-name="gr17" draw:text-style-name="P14" draw:layer="layout" svg:width="1.425cm" svg:height="1.199cm" svg:x="22.03cm" svg:y="7.934cm">
          <draw:text-box>
            <text:p><text:span text:style-name="T5">32bit</text:span></text:p>
            <text:p><text:span text:style-name="T5">数据</text:span></text:p>
          </draw:text-box>
        </draw:frame>
        <draw:custom-shape draw:style-name="gr21" draw:text-style-name="P3" draw:layer="layout" svg:width="3.108cm" svg:height="2.224cm" svg:x="23.879cm" svg:y="8.097cm">
          <text:p text:style-name="P2"><text:span text:style-name="T2">des_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108cm" svg:height="2.224cm" svg:x="23.879cm" svg:y="12.09cm">
          <text:p text:style-name="P2"><text:span text:style-name="T2">des_xor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26.561cm" svg:y1="10.32cm" svg:x2="26.579cm" svg:y2="12.065cm">
          <text:p/>
        </draw:line>
        <draw:frame draw:style-name="gr17" draw:text-style-name="P14" draw:layer="layout" svg:width="1.425cm" svg:height="1.199cm" svg:x="26.408cm" svg:y="10.507cm">
          <draw:text-box>
            <text:p><text:span text:style-name="T5">32bit</text:span></text:p>
            <text:p><text:span text:style-name="T5">数据</text:span></text:p>
          </draw:text-box>
        </draw:frame>
        <draw:frame draw:style-name="gr22" draw:text-style-name="P14" draw:layer="layout" svg:width="3.101cm" svg:height="1.236cm" svg:x="5.979cm" svg:y="12.091cm">
          <draw:text-box>
            <text:p><text:span text:style-name="T5"><text:s text:c="4"/></text:span><text:span text:style-name="T5">左侧</text:span></text:p>
            <text:p><text:span text:style-name="T5">32bit</text:span><text:span text:style-name="T5">数据</text:span></text:p>
          </draw:text-box>
        </draw:frame>
        <draw:custom-shape draw:style-name="gr21" draw:text-style-name="P3" draw:layer="layout" svg:width="3.108cm" svg:height="2.224cm" svg:x="14.931cm" svg:y="15.638cm">
          <text:p text:style-name="P2"><text:span text:style-name="T2">des_inv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728cm" svg:height="2.694cm" svg:x="14.744cm" svg:y="11.831cm">
          <text:p text:style-name="P2"><text:span text:style-name="T2">iter=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4" draw:layer="layout" svg:x1="23.861cm" svg:y1="13.157cm" svg:x2="18.497cm" svg:y2="13.157cm">
          <text:p/>
        </draw:line>
        <draw:line draw:style-name="gr28" draw:text-style-name="P4" draw:layer="layout" svg:x1="10.126cm" svg:y1="13.198cm" svg:x2="10.126cm" svg:y2="10.391cm">
          <text:p/>
        </draw:line>
        <draw:line draw:style-name="gr23" draw:text-style-name="P4" draw:layer="layout" svg:x1="14.769cm" svg:y1="13.181cm" svg:x2="10.121cm" svg:y2="13.181cm">
          <text:p/>
        </draw:line>
        <draw:frame draw:style-name="gr25" draw:text-style-name="P14" draw:layer="layout" svg:width="1.349cm" svg:height="1.199cm" svg:x="12.036cm" svg:y="12.401cm">
          <draw:text-box>
            <text:p><text:span text:style-name="T5">否</text:span></text:p>
          </draw:text-box>
        </draw:frame>
        <draw:line draw:style-name="gr29" draw:text-style-name="P4" draw:layer="layout" svg:x1="16.625cm" svg:y1="14.562cm" svg:x2="16.625cm" svg:y2="15.555cm">
          <text:p/>
        </draw:line>
        <draw:line draw:style-name="gr30" draw:text-style-name="P4" draw:layer="layout" svg:x1="6.041cm" svg:y1="12.038cm" svg:x2="22.56cm" svg:y2="12.038cm">
          <text:p/>
        </draw:line>
        <draw:line draw:style-name="gr30" draw:text-style-name="P4" draw:layer="layout" svg:x1="22.558cm" svg:y1="12.042cm" svg:x2="22.558cm" svg:y2="10.832cm">
          <text:p/>
        </draw:line>
        <draw:line draw:style-name="gr30" draw:text-style-name="P4" draw:layer="layout" svg:x1="22.564cm" svg:y1="10.837cm" svg:x2="24.331cm" svg:y2="10.837cm">
          <text:p/>
        </draw:line>
        <draw:line draw:style-name="gr31" draw:text-style-name="P4" draw:layer="layout" svg:x1="24.331cm" svg:y1="10.848cm" svg:x2="24.331cm" svg:y2="12.107cm">
          <text:p/>
        </draw:line>
        <draw:line draw:style-name="gr32" draw:text-style-name="P4" draw:layer="layout" svg:x1="7.893cm" svg:y1="9.239cm" svg:x2="7.893cm" svg:y2="14.453cm">
          <text:p/>
        </draw:line>
        <draw:line draw:style-name="gr32" draw:text-style-name="P4" draw:layer="layout" svg:x1="7.895cm" svg:y1="14.436cm" svg:x2="15.272cm" svg:y2="14.436cm">
          <text:p/>
        </draw:line>
        <draw:line draw:style-name="gr33" draw:text-style-name="P4" draw:layer="layout" svg:x1="15.256cm" svg:y1="14.432cm" svg:x2="15.256cm" svg:y2="15.659cm">
          <text:p/>
        </draw:line>
      </draw:page>
      <draw:page draw:name="page3" draw:style-name="dp1" draw:master-page-name="默认">
        <draw:custom-shape draw:style-name="gr34" draw:text-style-name="P16" xml:id="id1" draw:id="id1" draw:layer="layout" svg:width="3.087cm" svg:height="2.205cm" svg:x="2.575cm" svg:y="3.73cm">
          <text:p text:style-name="P15"><text:span text:style-name="T3">id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2" draw:id="id2" draw:layer="layout" svg:width="3.087cm" svg:height="2.205cm" svg:x="8.438cm" svg:y="5.712cm">
          <text:p text:style-name="P15"><text:span text:style-name="T3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3" draw:id="id3" draw:layer="layout" svg:width="3.087cm" svg:height="2.205cm" svg:x="14.13cm" svg:y="5.712cm">
          <text:p text:style-name="P15"><text:span text:style-name="T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" draw:id="id4" draw:layer="layout" svg:width="3.087cm" svg:height="2.205cm" svg:x="19.822cm" svg:y="5.712cm">
          <text:p text:style-name="P15"><text:span text:style-name="T3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xml:id="id8" draw:id="id8" draw:layer="layout" svg:width="3.087cm" svg:height="2.205cm" svg:x="8.438cm" svg:y="10.772cm">
          <text:p text:style-name="P17"><text:span text:style-name="T8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9" draw:id="id9" draw:layer="layout" svg:width="3.087cm" svg:height="2.205cm" svg:x="8.438cm" svg:y="16.127cm">
          <text:p text:style-name="P15"><text:span text:style-name="T3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7" draw:id="id7" draw:layer="layout" svg:width="3.087cm" svg:height="2.205cm" svg:x="14.13cm" svg:y="16.127cm">
          <text:p text:style-name="P15"><text:span text:style-name="T3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6" draw:id="id6" draw:layer="layout" svg:width="3.087cm" svg:height="2.205cm" svg:x="19.822cm" svg:y="16.127cm">
          <text:p text:style-name="P15"><text:span text:style-name="T3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5" draw:id="id5" draw:layer="layout" svg:width="3.087cm" svg:height="2.205cm" svg:x="19.822cm" svg:y="10.772cm">
          <text:p text:style-name="P15"><text:span text:style-name="T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type="curve" svg:x1="5.662cm" svg:y1="4.833cm" svg:x2="8.438cm" svg:y2="6.815cm" draw:start-shape="id1" draw:start-glue-point="10" draw:end-shape="id2" draw:end-glue-point="6" svg:d="M5662 4833c2082 0 694 1982 2776 1982" svg:viewBox="0 0 2777 1983">
          <text:p/>
        </draw:connector>
        <draw:connector draw:style-name="gr37" draw:text-style-name="P4" draw:layer="layout" draw:type="curve" draw:line-skew="-0.667cm" svg:x1="3.027cm" svg:y1="4.053cm" svg:x2="5.21cm" svg:y2="4.053cm" draw:start-shape="id1" draw:start-glue-point="5" draw:end-shape="id1" draw:end-glue-point="11" svg:d="M3027 4053c0-2263 2183-2263 2183 0" svg:viewBox="0 0 2184 1698">
          <text:p/>
        </draw:connector>
        <draw:frame draw:style-name="gr18" draw:text-style-name="P19" draw:layer="layout" svg:width="4.657cm" svg:height="1.199cm" svg:x="5.556cm" svg:y="4.743cm">
          <draw:text-box>
            <text:p><text:span text:style-name="T2">encrypt_in_valid=1</text:span></text:p>
          </draw:text-box>
        </draw:frame>
        <draw:connector draw:style-name="gr38" draw:text-style-name="P4" draw:layer="layout" draw:type="curve" svg:x1="11.525cm" svg:y1="6.815cm" svg:x2="14.13cm" svg:y2="6.815cm" draw:start-shape="id2" draw:start-glue-point="10" draw:end-shape="id3" draw:end-glue-point="6" svg:d="M11525 6815h2605" svg:viewBox="0 0 2606 1">
          <text:p/>
        </draw:connector>
        <draw:connector draw:style-name="gr39" draw:text-style-name="P4" draw:layer="layout" draw:type="curve" draw:line-skew="-0.109cm" svg:x1="9.982cm" svg:y1="7.917cm" svg:x2="5.21cm" svg:y2="5.612cm" draw:start-shape="id2" draw:start-glue-point="8" draw:end-shape="id1" draw:end-glue-point="9" svg:d="M9982 7917c0 613-4772 1766-4772-2305" svg:viewBox="0 0 4773 2938">
          <text:p/>
        </draw:connector>
        <draw:frame draw:style-name="gr40" draw:text-style-name="P19" draw:layer="layout" svg:width="3.224cm" svg:height="0.725cm" svg:x="4.737cm" svg:y="7.31cm">
          <draw:text-box>
            <text:p><text:span text:style-name="T2">check_error=1</text:span></text:p>
          </draw:text-box>
        </draw:frame>
        <draw:frame draw:style-name="gr40" draw:text-style-name="P19" draw:layer="layout" svg:width="3.224cm" svg:height="0.725cm" svg:x="11.14cm" svg:y="5.618cm">
          <draw:text-box>
            <text:p><text:span text:style-name="T2">check_error=0</text:span></text:p>
          </draw:text-box>
        </draw:frame>
        <draw:connector draw:style-name="gr41" draw:text-style-name="P4" draw:layer="layout" draw:type="curve" svg:x1="17.217cm" svg:y1="6.815cm" svg:x2="19.822cm" svg:y2="6.815cm" draw:start-shape="id3" draw:start-glue-point="10" draw:end-shape="id4" draw:end-glue-point="6" svg:d="M17217 6815h2605" svg:viewBox="0 0 2606 1">
          <text:p/>
        </draw:connector>
        <draw:frame draw:style-name="gr42" draw:text-style-name="P20" draw:layer="layout" svg:width="3.224cm" svg:height="1.369cm" svg:x="9.403cm" svg:y="4.295cm">
          <draw:text-box>
            <text:p><text:span text:style-name="T9">初始置换 </text:span></text:p>
            <text:p><text:span text:style-name="T9">key</text:span><text:span text:style-name="T9">校验</text:span></text:p>
          </draw:text-box>
        </draw:frame>
        <draw:frame draw:style-name="gr42" draw:text-style-name="P20" draw:layer="layout" svg:width="3.224cm" svg:height="1.369cm" svg:x="14.447cm" svg:y="4.187cm">
          <draw:text-box>
            <text:p><text:span text:style-name="T9">选择扩展</text:span></text:p>
            <text:p><text:span text:style-name="T9">key_valid</text:span><text:span text:style-name="T9">信号</text:span></text:p>
          </draw:text-box>
        </draw:frame>
        <draw:frame draw:style-name="gr43" draw:text-style-name="P20" draw:layer="layout" svg:width="3.279cm" svg:height="1.284cm" svg:x="20.322cm" svg:y="4.531cm">
          <draw:text-box>
            <text:p><text:span text:style-name="T9">异或加密</text:span><text:span text:style-name="T9">48</text:span></text:p>
          </draw:text-box>
        </draw:frame>
        <draw:frame draw:style-name="gr42" draw:text-style-name="P19" draw:layer="layout" svg:width="2.169cm" svg:height="1.369cm" svg:x="17.464cm" svg:y="6.042cm">
          <draw:text-box>
            <text:p><text:span text:style-name="T2">无条件</text:span></text:p>
          </draw:text-box>
        </draw:frame>
        <draw:connector draw:style-name="gr44" draw:text-style-name="P4" draw:layer="layout" draw:type="curve" svg:x1="21.366cm" svg:y1="7.917cm" svg:x2="21.366cm" svg:y2="10.772cm" draw:start-shape="id4" draw:start-glue-point="8" draw:end-shape="id5" draw:end-glue-point="4" svg:d="M21366 7917v2855" svg:viewBox="0 0 1 2856">
          <text:p/>
        </draw:connector>
        <draw:line draw:style-name="gr45" draw:text-style-name="P4" draw:layer="layout" svg:x1="21.458cm" svg:y1="13.077cm" svg:x2="21.458cm" svg:y2="16.173cm">
          <text:p/>
        </draw:line>
        <draw:frame draw:style-name="gr46" draw:text-style-name="P20" draw:layer="layout" svg:width="2.222cm" svg:height="0.81cm" svg:x="22.817cm" svg:y="11.358cm">
          <draw:text-box>
            <text:p><text:span text:style-name="T9">选择压缩</text:span></text:p>
          </draw:text-box>
        </draw:frame>
        <draw:frame draw:style-name="gr43" draw:text-style-name="P20" draw:layer="layout" svg:width="2.829cm" svg:height="1.284cm" svg:x="14.369cm" svg:y="18.583cm">
          <draw:text-box>
            <text:p><text:span text:style-name="T9">异或加密</text:span><text:span text:style-name="T9">32</text:span></text:p>
          </draw:text-box>
        </draw:frame>
        <draw:connector draw:style-name="gr47" draw:text-style-name="P4" draw:layer="layout" draw:type="curve" svg:x1="19.822cm" svg:y1="17.23cm" svg:x2="17.217cm" svg:y2="17.23cm" draw:start-shape="id6" draw:start-glue-point="6" draw:end-shape="id7" draw:end-glue-point="10" svg:d="M19822 17230h-2605" svg:viewBox="0 0 2606 1">
          <text:p/>
        </draw:connector>
        <draw:frame draw:style-name="gr48" draw:text-style-name="P20" draw:layer="layout" svg:width="3.2cm" svg:height="1.843cm" svg:x="11.994cm" svg:y="9.96cm">
          <draw:text-box>
            <text:p><text:span text:style-name="T9">交换</text:span></text:p>
            <text:p><text:span text:style-name="T9">迭代次数</text:span><text:span text:style-name="T9">+1</text:span></text:p>
          </draw:text-box>
        </draw:frame>
        <draw:frame draw:style-name="gr42" draw:text-style-name="P19" draw:layer="layout" svg:width="2.169cm" svg:height="1.369cm" svg:x="20.512cm" svg:y="8.739cm">
          <draw:text-box>
            <text:p><text:span text:style-name="T2">无条件</text:span></text:p>
          </draw:text-box>
        </draw:frame>
        <draw:frame draw:style-name="gr42" draw:text-style-name="P19" draw:layer="layout" svg:width="2.169cm" svg:height="1.369cm" svg:x="20.639cm" svg:y="14.034cm">
          <draw:text-box>
            <text:p><text:span text:style-name="T2">无条件</text:span></text:p>
          </draw:text-box>
        </draw:frame>
        <draw:frame draw:style-name="gr49" draw:text-style-name="P21" draw:layer="layout" svg:width="2.169cm" svg:height="1.053cm" svg:x="11.981cm" svg:y="13.751cm">
          <draw:text-box>
            <text:p><text:span text:style-name="T10">无条件</text:span></text:p>
          </draw:text-box>
        </draw:frame>
        <draw:frame draw:style-name="gr50" draw:text-style-name="P19" draw:layer="layout" svg:width="2.169cm" svg:height="1.585cm" svg:x="8.298cm" svg:y="13.775cm">
          <draw:text-box>
            <text:p><text:span text:style-name="T2">迭代次数 </text:span><text:span text:style-name="T2">= 15</text:span></text:p>
          </draw:text-box>
        </draw:frame>
        <draw:frame draw:style-name="gr43" draw:text-style-name="P20" draw:layer="layout" svg:width="2.829cm" svg:height="1.284cm" svg:x="22.817cm" svg:y="16.674cm">
          <draw:text-box>
            <text:p><text:span text:style-name="T9">置换运算</text:span></text:p>
          </draw:text-box>
        </draw:frame>
        <draw:connector draw:style-name="gr51" draw:text-style-name="P4" draw:layer="layout" draw:type="curve" svg:x1="9.982cm" svg:y1="10.772cm" svg:x2="14.582cm" svg:y2="7.594cm" draw:start-shape="id8" draw:start-glue-point="4" draw:end-shape="id3" draw:end-glue-point="7" svg:d="M9982 10772c0-2142 4600-553 4600-3178" svg:viewBox="0 0 4601 3179">
          <text:p/>
        </draw:connector>
        <draw:frame draw:style-name="gr42" draw:text-style-name="P20" draw:layer="layout" svg:width="3.224cm" svg:height="1.369cm" svg:x="8.634cm" svg:y="18.535cm">
          <draw:text-box>
            <text:p><text:span text:style-name="T9">逆初始置换 </text:span></text:p>
            <text:p><text:span text:style-name="T9">迭代次数</text:span><text:span text:style-name="T9">=0</text:span></text:p>
          </draw:text-box>
        </draw:frame>
        <draw:connector draw:style-name="gr52" draw:text-style-name="P4" draw:layer="layout" draw:type="curve" svg:x1="8.438cm" svg:y1="17.23cm" svg:x2="4.119cm" svg:y2="5.935cm" draw:start-shape="id9" draw:start-glue-point="6" draw:end-shape="id1" draw:end-glue-point="8" svg:d="M8438 17230c-2880 0-4319-3765-4319-11295" svg:viewBox="0 0 4320 11296">
          <text:p/>
        </draw:connector>
        <draw:frame draw:style-name="gr42" draw:text-style-name="P19" draw:layer="layout" svg:width="2.169cm" svg:height="1.369cm" svg:x="3.651cm" svg:y="12.011cm">
          <draw:text-box>
            <text:p><text:span text:style-name="T2">无条件</text:span></text:p>
          </draw:text-box>
        </draw:frame>
        <draw:frame draw:style-name="gr18" draw:text-style-name="P19" draw:layer="layout" svg:width="4.657cm" svg:height="1.199cm" svg:x="2.262cm" svg:y="2.242cm">
          <draw:text-box>
            <text:p><text:span text:style-name="T2">encrypt_in_valid=0</text:span></text:p>
          </draw:text-box>
        </draw:frame>
        <draw:frame draw:style-name="gr50" draw:text-style-name="P19" draw:layer="layout" svg:width="2.169cm" svg:height="1.585cm" svg:x="11.734cm" svg:y="8.809cm">
          <draw:text-box>
            <text:p><text:span text:style-name="T2">迭代次数 </text:span><text:span text:style-name="T2">&lt; 15</text:span></text:p>
          </draw:text-box>
        </draw:frame>
        <draw:frame draw:style-name="gr20" draw:text-style-name="P1" draw:layer="layout" svg:width="4.817cm" svg:height="0.725cm" svg:x="1.002cm" svg:y="1.278cm">
          <draw:text-box>
            <text:p><text:span text:style-name="T1">des</text:span><text:span text:style-name="T1">状态机</text:span></text:p>
          </draw:text-box>
        </draw:frame>
        <draw:frame draw:style-name="gr42" draw:text-style-name="P19" draw:layer="layout" svg:width="2.169cm" svg:height="1.369cm" svg:x="17.757cm" svg:y="16.362cm">
          <draw:text-box>
            <text:p><text:span text:style-name="T2">无条件</text:span></text:p>
          </draw:text-box>
        </draw:frame>
        <draw:connector draw:style-name="gr53" draw:text-style-name="P4" draw:layer="layout" draw:type="curve" svg:x1="8.438cm" svg:y1="11.875cm" svg:x2="11.525cm" svg:y2="17.23cm" draw:start-shape="id8" draw:start-glue-point="6" draw:end-shape="id9" draw:end-glue-point="10" svg:d="M8438 11875c-778 0-519 2677 1543 2677s2321 2678 1544 2678" svg:viewBox="0 0 3895 5356">
          <text:p/>
        </draw:connector>
        <draw:connector draw:style-name="gr54" draw:text-style-name="P4" draw:layer="layout" draw:type="curve" svg:x1="14.13cm" svg:y1="17.23cm" svg:x2="11.525cm" svg:y2="11.875cm" draw:start-shape="id7" draw:start-glue-point="6" draw:end-shape="id8" draw:end-glue-point="10" svg:d="M14130 17230c-1954 0-652-5355-2605-5355" svg:viewBox="0 0 2606 5356">
          <text:p/>
        </draw:connector>
      </draw:page>
      <draw:page draw:name="page4" draw:style-name="dp1" draw:master-page-name="默认">
        <draw:frame draw:style-name="gr20" draw:text-style-name="P1" draw:layer="layout" svg:width="4.817cm" svg:height="0.725cm" svg:x="1.003cm" svg:y="1.279cm">
          <draw:text-box>
            <text:p><text:span text:style-name="T1">控制模块 </text:span><text:span text:style-name="T1">des_ctrl</text:span></text:p>
          </draw:text-box>
        </draw:frame>
        <draw:custom-shape draw:style-name="gr55" draw:text-style-name="P3" draw:layer="layout" svg:width="4.107cm" svg:height="8.56cm" svg:x="5.765cm" svg:y="2.23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363cm" svg:y1="2.664cm" svg:x2="5.755cm" svg:y2="2.664cm">
          <text:p/>
        </draw:line>
        <draw:frame draw:style-name="gr4" draw:text-style-name="P5" draw:layer="layout" svg:width="1.586cm" svg:height="0.725cm" svg:x="3.153cm" svg:y="2.01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153cm" svg:y="2.73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2.494cm" svg:y="6.26cm">
          <draw:text-box>
            <text:p text:style-name="P6"><text:span text:style-name="T3">check_error_in</text:span></text:p>
          </draw:text-box>
        </draw:frame>
        <draw:frame draw:style-name="gr13" draw:text-style-name="P5" draw:layer="layout" svg:width="3.571cm" svg:height="0.725cm" svg:x="2.019cm" svg:y="3.481cm">
          <draw:text-box>
            <text:p><text:span text:style-name="T3">encrypt_in_valid</text:span></text:p>
          </draw:text-box>
        </draw:frame>
        <draw:frame draw:style-name="gr8" draw:text-style-name="P5" draw:layer="layout" svg:width="2.966cm" svg:height="0.725cm" svg:x="9.701cm" svg:y="2.296cm">
          <draw:text-box>
            <text:p><text:span text:style-name="T3">sub_key_out</text:span></text:p>
          </draw:text-box>
        </draw:frame>
        <draw:frame draw:style-name="gr56" draw:text-style-name="P5" draw:layer="layout" svg:width="4.024cm" svg:height="0.725cm" svg:x="9.701cm" svg:y="4.084cm">
          <draw:text-box>
            <text:p><text:span text:style-name="T3">sub_key_out_valid</text:span></text:p>
          </draw:text-box>
        </draw:frame>
        <draw:line draw:style-name="gr3" draw:text-style-name="P4" draw:layer="layout" svg:x1="3.363cm" svg:y1="3.367cm" svg:x2="5.755cm" svg:y2="3.367cm">
          <text:p/>
        </draw:line>
        <draw:line draw:style-name="gr3" draw:text-style-name="P4" draw:layer="layout" svg:x1="3.363cm" svg:y1="4.071cm" svg:x2="5.755cm" svg:y2="4.071cm">
          <text:p/>
        </draw:line>
        <draw:line draw:style-name="gr3" draw:text-style-name="P4" draw:layer="layout" svg:x1="3.363cm" svg:y1="5.477cm" svg:x2="5.755cm" svg:y2="5.477cm">
          <text:p/>
        </draw:line>
        <draw:line draw:style-name="gr3" draw:text-style-name="P4" draw:layer="layout" svg:x1="9.85cm" svg:y1="3.063cm" svg:x2="12.242cm" svg:y2="3.063cm">
          <text:p/>
        </draw:line>
        <draw:line draw:style-name="gr3" draw:text-style-name="P4" draw:layer="layout" svg:x1="9.897cm" svg:y1="4.774cm" svg:x2="12.289cm" svg:y2="4.774cm">
          <text:p/>
        </draw:line>
        <draw:frame draw:style-name="gr10" draw:layer="layout" svg:width="13.509cm" svg:height="12.505cm" svg:x="14.703cm" svg:y="2.1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有效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mode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模式选择 </text:span><text:span text:style-name="T5">0:</text:span><text:span text:style-name="T5">加密 </text:span><text:span text:style-name="T5">1:</text:span><text:span text:style-name="T5">解密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sub_key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子密钥有效信号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sub_key_in</text:span></text:p>
              </table:table-cell>
              <table:table-cell>
                <text:p text:style-name="P11"><text:span text:style-name="T6">56 bit</text:span></text:p>
              </table:table-cell>
              <table:table-cell table:style-name="ce2">
                <text:p text:style-name="P9"><text:span text:style-name="T5">子密钥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check_error_in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密钥校验错误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数据有效信号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right_data_in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右侧数据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left_data_in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左侧数据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xor32_data_in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xor32</text:span><text:span text:style-name="T5">后的数据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xor32_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xor32</text:span><text:span text:style-name="T5">后的数据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12.57cm" svg:height="8.127cm" svg:x="1.596cm" svg:y="11.62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6">sub_key_out</text:span></text:p>
              </table:table-cell>
              <table:table-cell>
                <text:p text:style-name="P11"><text:span text:style-name="T6">56 bit</text:span></text:p>
              </table:table-cell>
              <table:table-cell>
                <text:p text:style-name="P11"><text:span text:style-name="T6">用于产生加密密钥的子密钥</text:span></text:p>
              </table:table-cell>
            </table:table-row>
            <table:table-row table:style-name="ro5">
              <table:table-cell table:style-name="ce2">
                <text:p text:style-name="P9"><text:span text:style-name="T5">sub_key_idx_out</text:span></text:p>
              </table:table-cell>
              <table:table-cell table:style-name="ce4">
                <text:p text:style-name="P11"><text:span text:style-name="T6">4 bit</text:span></text:p>
              </table:table-cell>
              <table:table-cell table:style-name="ce5">
                <text:p text:style-name="P12"><text:span text:style-name="T6">子密钥索引</text:span></text:p>
              </table:table-cell>
            </table:table-row>
            <table:table-row table:style-name="ro6">
              <table:table-cell table:style-name="ce6">
                <text:p text:style-name="P22"><text:span text:style-name="T5">sub_key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 table:style-name="ce5">
                <text:p text:style-name="P12"><text:span text:style-name="T6">子密钥有效信号</text:span></text:p>
              </table:table-cell>
            </table:table-row>
            <table:table-row table:style-name="ro7">
              <table:table-cell table:style-name="ce6">
                <text:p text:style-name="P22"><text:span text:style-name="T5">inv_data_out</text:span></text:p>
              </table:table-cell>
              <table:table-cell table:style-name="ce4">
                <text:p text:style-name="P11"><text:span text:style-name="T6">64 bit</text:span></text:p>
              </table:table-cell>
              <table:table-cell table:style-name="ce2">
                <text:p text:style-name="P9"><text:span text:style-name="T5">逆置换的输入数据</text:span></text:p>
              </table:table-cell>
            </table:table-row>
            <table:table-row table:style-name="ro8" table:default-cell-style-name="ce4">
              <table:table-cell>
                <text:p text:style-name="P10"><text:span text:style-name="T6">inv_data_out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逆置换的输入数据有效信号</text:span></text:p>
              </table:table-cell>
            </table:table-row>
            <table:table-row table:style-name="ro9" table:default-cell-style-name="ce4">
              <table:table-cell>
                <text:p text:style-name="P10"><text:span text:style-name="T6">encrypt_err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错误信号，密钥校验错误</text:span></text:p>
              </table:table-cell>
            </table:table-row>
            <table:table-row table:style-name="ro10" table:default-cell-style-name="ce4">
              <table:table-cell>
                <text:p text:style-name="P10"><text:span text:style-name="T6">encrypt_ready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ready</text:span><text:span text:style-name="T5">信号</text:span></text:p>
              </table:table-cell>
            </table:table-row>
            <table:table-row table:style-name="ro10" table:default-cell-style-name="ce4">
              <table:table-cell>
                <text:p text:style-name="P10"><text:span text:style-name="T5">ext_data_out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选择扩展的输入数据</text:span></text:p>
              </table:table-cell>
            </table:table-row>
            <table:table-row table:style-name="ro10" table:default-cell-style-name="ce4">
              <table:table-cell>
                <text:p text:style-name="P10"><text:span text:style-name="T6">ext_data_out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选择扩展的输入数据有效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3" draw:layer="layout" svg:width="3.513cm" svg:height="0.725cm" svg:x="6.442cm" svg:y="10.971cm">
          <draw:text-box>
            <text:p><text:span text:style-name="T7">输出信号列表</text:span><text:span text:style-name="T7">-1</text:span></text:p>
          </draw:text-box>
        </draw:frame>
        <draw:line draw:style-name="gr3" draw:text-style-name="P4" draw:layer="layout" svg:x1="9.857cm" svg:y1="3.969cm" svg:x2="12.249cm" svg:y2="3.969cm">
          <text:p/>
        </draw:line>
        <draw:frame draw:style-name="gr57" draw:text-style-name="P5" draw:layer="layout" svg:width="3.694cm" svg:height="0.725cm" svg:x="9.701cm" svg:y="3.167cm">
          <draw:text-box>
            <text:p><text:span text:style-name="T3">sub_key_idx_out</text:span></text:p>
          </draw:text-box>
        </draw:frame>
        <draw:line draw:style-name="gr3" draw:text-style-name="P4" draw:layer="layout" svg:x1="3.363cm" svg:y1="6.18cm" svg:x2="5.755cm" svg:y2="6.18cm">
          <text:p/>
        </draw:line>
        <draw:frame draw:style-name="gr6" draw:text-style-name="P7" draw:layer="layout" svg:width="3.431cm" svg:height="0.725cm" svg:x="3.153cm" svg:y="4.122cm">
          <draw:text-box>
            <text:p text:style-name="P6"><text:span text:style-name="T3">mode_in</text:span></text:p>
          </draw:text-box>
        </draw:frame>
        <draw:line draw:style-name="gr3" draw:text-style-name="P4" draw:layer="layout" svg:x1="9.926cm" svg:y1="9.048cm" svg:x2="12.318cm" svg:y2="9.048cm">
          <text:p/>
        </draw:line>
        <draw:frame draw:style-name="gr9" draw:text-style-name="P5" draw:layer="layout" svg:width="3.271cm" svg:height="0.725cm" svg:x="9.701cm" svg:y="8.268cm">
          <draw:text-box>
            <text:p><text:span text:style-name="T3">encrypt_err</text:span></text:p>
          </draw:text-box>
        </draw:frame>
        <draw:frame draw:style-name="gr11" draw:text-style-name="P13" draw:layer="layout" svg:width="3.042cm" svg:height="0.725cm" svg:x="20.341cm" svg:y="1.198cm">
          <draw:text-box>
            <text:p><text:span text:style-name="T7">输入信号列表</text:span></text:p>
          </draw:text-box>
        </draw:frame>
        <draw:frame draw:style-name="gr7" draw:text-style-name="P5" draw:layer="layout" svg:width="2.653cm" svg:height="0.725cm" svg:x="3.153cm" svg:y="5.598cm">
          <draw:text-box>
            <text:p><text:span text:style-name="T3">sub_key_in</text:span></text:p>
          </draw:text-box>
        </draw:frame>
        <draw:frame draw:style-name="gr58" draw:text-style-name="P5" draw:layer="layout" svg:width="4.558cm" svg:height="0.725cm" svg:x="2.019cm" svg:y="4.724cm">
          <draw:text-box>
            <text:p><text:span text:style-name="T3">sub_key_in_valid</text:span></text:p>
          </draw:text-box>
        </draw:frame>
        <draw:frame draw:style-name="gr58" draw:text-style-name="P5" draw:layer="layout" svg:width="4.558cm" svg:height="0.725cm" svg:x="2.494cm" svg:y="8.286cm">
          <draw:text-box>
            <text:p><text:span text:style-name="T3">left_data_in</text:span></text:p>
          </draw:text-box>
        </draw:frame>
        <draw:frame draw:style-name="gr58" draw:text-style-name="P5" draw:layer="layout" svg:width="4.558cm" svg:height="0.725cm" svg:x="2.494cm" svg:y="7.586cm">
          <draw:text-box>
            <text:p><text:span text:style-name="T3">right_data_in</text:span></text:p>
          </draw:text-box>
        </draw:frame>
        <draw:frame draw:style-name="gr58" draw:text-style-name="P5" draw:layer="layout" svg:width="4.558cm" svg:height="0.725cm" svg:x="2.494cm" svg:y="6.935cm">
          <draw:text-box>
            <text:p><text:span text:style-name="T3">data_in_valid</text:span></text:p>
          </draw:text-box>
        </draw:frame>
        <draw:line draw:style-name="gr3" draw:text-style-name="P4" draw:layer="layout" svg:x1="3.363cm" svg:y1="4.774cm" svg:x2="5.755cm" svg:y2="4.774cm">
          <text:p/>
        </draw:line>
        <draw:line draw:style-name="gr3" draw:text-style-name="P4" draw:layer="layout" svg:x1="3.363cm" svg:y1="7.587cm" svg:x2="5.755cm" svg:y2="7.587cm">
          <text:p/>
        </draw:line>
        <draw:line draw:style-name="gr3" draw:text-style-name="P4" draw:layer="layout" svg:x1="3.363cm" svg:y1="8.29cm" svg:x2="5.755cm" svg:y2="8.29cm">
          <text:p/>
        </draw:line>
        <draw:line draw:style-name="gr3" draw:text-style-name="P4" draw:layer="layout" svg:x1="3.363cm" svg:y1="6.884cm" svg:x2="5.755cm" svg:y2="6.884cm">
          <text:p/>
        </draw:line>
        <draw:line draw:style-name="gr3" draw:text-style-name="P4" draw:layer="layout" svg:x1="3.33cm" svg:y1="8.915cm" svg:x2="5.722cm" svg:y2="8.915cm">
          <text:p/>
        </draw:line>
        <draw:line draw:style-name="gr3" draw:text-style-name="P4" draw:layer="layout" svg:x1="9.845cm" svg:y1="9.865cm" svg:x2="12.237cm" svg:y2="9.865cm">
          <text:p/>
        </draw:line>
        <draw:frame draw:style-name="gr9" draw:text-style-name="P5" draw:layer="layout" svg:width="3.271cm" svg:height="0.725cm" svg:x="9.701cm" svg:y="9.111cm">
          <draw:text-box>
            <text:p><text:span text:style-name="T3">encrypt_ready</text:span></text:p>
          </draw:text-box>
        </draw:frame>
        <draw:line draw:style-name="gr3" draw:text-style-name="P4" draw:layer="layout" svg:x1="9.918cm" svg:y1="9.049cm" svg:x2="12.31cm" svg:y2="9.049cm">
          <text:p/>
        </draw:line>
        <draw:line draw:style-name="gr3" draw:text-style-name="P4" draw:layer="layout" svg:x1="9.888cm" svg:y1="5.664cm" svg:x2="12.28cm" svg:y2="5.664cm">
          <text:p/>
        </draw:line>
        <draw:line draw:style-name="gr3" draw:text-style-name="P4" draw:layer="layout" svg:x1="9.904cm" svg:y1="6.412cm" svg:x2="12.296cm" svg:y2="6.412cm">
          <text:p/>
        </draw:line>
        <draw:frame draw:style-name="gr9" draw:text-style-name="P5" draw:layer="layout" svg:width="3.271cm" svg:height="0.725cm" svg:x="9.701cm" svg:y="4.999cm">
          <draw:text-box>
            <text:p><text:span text:style-name="T3">inv_data_out</text:span></text:p>
          </draw:text-box>
        </draw:frame>
        <draw:frame draw:style-name="gr59" draw:text-style-name="P5" draw:layer="layout" svg:width="4.05cm" svg:height="0.725cm" svg:x="9.701cm" svg:y="5.665cm">
          <draw:text-box>
            <text:p><text:span text:style-name="T3">inv_data_out_valid</text:span></text:p>
          </draw:text-box>
        </draw:frame>
        <draw:line draw:style-name="gr3" draw:text-style-name="P4" draw:layer="layout" svg:x1="3.321cm" svg:y1="8.915cm" svg:x2="5.713cm" svg:y2="8.915cm">
          <text:p/>
        </draw:line>
        <draw:line draw:style-name="gr3" draw:text-style-name="P4" draw:layer="layout" svg:x1="3.345cm" svg:y1="9.692cm" svg:x2="5.737cm" svg:y2="9.692cm">
          <text:p/>
        </draw:line>
        <draw:line draw:style-name="gr3" draw:text-style-name="P4" draw:layer="layout" svg:x1="3.345cm" svg:y1="10.353cm" svg:x2="5.737cm" svg:y2="10.353cm">
          <text:p/>
        </draw:line>
        <draw:frame draw:style-name="gr58" draw:text-style-name="P5" draw:layer="layout" svg:width="4.558cm" svg:height="0.725cm" svg:x="2.494cm" svg:y="9.031cm">
          <draw:text-box>
            <text:p><text:span text:style-name="T3">xor32_data_in</text:span></text:p>
          </draw:text-box>
        </draw:frame>
        <draw:frame draw:style-name="gr58" draw:text-style-name="P5" draw:layer="layout" svg:width="4.558cm" svg:height="0.725cm" svg:x="1.619cm" svg:y="9.711cm">
          <draw:text-box>
            <text:p><text:span text:style-name="T3">xor32_data_in_valid</text:span></text:p>
          </draw:text-box>
        </draw:frame>
        <draw:line draw:style-name="gr3" draw:text-style-name="P4" draw:layer="layout" svg:x1="9.905cm" svg:y1="7.317cm" svg:x2="12.297cm" svg:y2="7.317cm">
          <text:p/>
        </draw:line>
        <draw:line draw:style-name="gr3" draw:text-style-name="P4" draw:layer="layout" svg:x1="9.856cm" svg:y1="8.267cm" svg:x2="12.248cm" svg:y2="8.267cm">
          <text:p/>
        </draw:line>
        <draw:frame draw:style-name="gr9" draw:text-style-name="P5" draw:layer="layout" svg:width="3.271cm" svg:height="0.725cm" svg:x="9.735cm" svg:y="6.488cm">
          <draw:text-box>
            <text:p><text:span text:style-name="T3">ext_data_out</text:span></text:p>
          </draw:text-box>
        </draw:frame>
        <draw:frame draw:style-name="gr60" draw:text-style-name="P5" draw:layer="layout" svg:width="4.075cm" svg:height="0.725cm" svg:x="9.719cm" svg:y="7.498cm">
          <draw:text-box>
            <text:p><text:span text:style-name="T3">ext_data_out_valid</text:span></text:p>
          </draw:text-box>
        </draw:frame>
        <draw:frame draw:style-name="gr10" draw:layer="layout" svg:width="12.57cm" svg:height="2.992cm" svg:x="15.133cm" svg:y="16.7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6">xor32_left_data_out</text:span></text:p>
              </table:table-cell>
              <table:table-cell>
                <text:p text:style-name="P11"><text:span text:style-name="T6">32 bit</text:span></text:p>
              </table:table-cell>
              <table:table-cell>
                <text:p text:style-name="P11"><text:span text:style-name="T6">用于异或加密的左侧数据</text:span></text:p>
              </table:table-cell>
            </table:table-row>
            <table:table-row table:style-name="ro5">
              <table:table-cell table:style-name="ce2">
                <text:p text:style-name="P24"><text:span text:style-name="T5">xor32_left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 table:style-name="ce5">
                <text:p text:style-name="P12"><text:span text:style-name="T6">数据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13" draw:layer="layout" svg:width="3.513cm" svg:height="0.725cm" svg:x="19.951cm" svg:y="16.018cm">
          <draw:text-box>
            <text:p><text:span text:style-name="T7">输出信号列表</text:span><text:span text:style-name="T7">-2</text:span></text:p>
          </draw:text-box>
        </draw:frame>
      </draw:page>
      <draw:page draw:name="page5" draw:style-name="dp1" draw:master-page-name="默认">
        <draw:custom-shape draw:style-name="gr61" draw:text-style-name="P3" draw:layer="layout" svg:width="4.107cm" svg:height="6.678cm" svg:x="6.129cm" svg:y="3.818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2" draw:text-style-name="P5" draw:layer="layout" svg:width="2.509cm" svg:height="0.725cm" svg:x="3.465cm" svg:y="7.69cm">
          <draw:text-box>
            <text:p><text:span text:style-name="T3">verify_in</text:span></text:p>
          </draw:text-box>
        </draw:frame>
        <draw:frame draw:style-name="gr63" draw:text-style-name="P5" draw:layer="layout" svg:width="3.004cm" svg:height="0.725cm" svg:x="3.277cm" svg:y="6.588cm">
          <draw:text-box>
            <text:p><text:span text:style-name="T3">origin_key_in</text:span></text:p>
          </draw:text-box>
        </draw:frame>
        <draw:frame draw:style-name="gr64" draw:text-style-name="P5" draw:layer="layout" svg:width="4.113cm" svg:height="0.725cm" svg:x="2.062cm" svg:y="8.906cm">
          <draw:text-box>
            <text:p><text:span text:style-name="T3">origin_key_in_valid</text:span></text:p>
          </draw:text-box>
        </draw:frame>
        <draw:frame draw:style-name="gr65" draw:text-style-name="P5" draw:layer="layout" svg:width="2.915cm" svg:height="0.725cm" svg:x="10.153cm" svg:y="5.013cm">
          <draw:text-box>
            <text:p><text:span text:style-name="T3">sub_key_out</text:span></text:p>
          </draw:text-box>
        </draw:frame>
        <draw:frame draw:style-name="gr56" draw:text-style-name="P5" draw:layer="layout" svg:width="4.024cm" svg:height="0.725cm" svg:x="10.104cm" svg:y="6.303cm">
          <draw:text-box>
            <text:p><text:span text:style-name="T3">sub_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83cm" svg:y1="7.026cm" svg:x2="12.675cm" svg:y2="7.026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verify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out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出子密钥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5">sub_key_out_valid</text:span></text:p>
              </table:table-cell>
              <table:table-cell>
                <text:p text:style-name="P9"><text:span text:style-name="T5">1 bit</text:span></text:p>
              </table:table-cell>
              <table:table-cell table:style-name="ce2">
                <text:p text:style-name="P9"><text:span text:style-name="T5">输出子密钥有效信号</text:span></text:p>
              </table:table-cell>
            </table:table-row>
            <table:table-row table:style-name="ro11" table:default-cell-style-name="ce8">
              <table:table-cell table:style-name="ce2">
                <text:p text:style-name="P9"><text:span text:style-name="T5">sub_key_err_out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密钥校验错误信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66" draw:text-style-name="P1" draw:layer="layout" svg:width="8.377cm" svg:height="0.725cm" svg:x="1cm" svg:y="1.276cm">
          <draw:text-box>
            <text:p><text:span text:style-name="T1">密钥校验和初始置换模块</text:span><text:span text:style-name="T1">des_key_check</text:span></text:p>
          </draw:text-box>
        </draw:frame>
        <draw:frame draw:style-name="gr67" draw:text-style-name="P5" draw:layer="layout" svg:width="3.669cm" svg:height="0.725cm" svg:x="10.148cm" svg:y="7.473cm">
          <draw:text-box>
            <text:p><text:span text:style-name="T3">sub_key_err_out</text:span></text:p>
          </draw:text-box>
        </draw:frame>
        <draw:line draw:style-name="gr3" draw:text-style-name="P4" draw:layer="layout" svg:x1="10.252cm" svg:y1="8.305cm" svg:x2="12.644cm" svg:y2="8.305cm">
          <text:p/>
        </draw:line>
        <draw:frame draw:style-name="gr68" draw:text-style-name="P25" draw:layer="layout" svg:width="16.381cm" svg:height="0.725cm" svg:x="6.476cm" svg:y="15.357cm">
          <draw:text-box>
            <text:p><text:span text:style-name="T11">des_key_check</text:span><text:span text:style-name="T11">模块产生的</text:span><text:span text:style-name="T11">sub_key</text:span><text:span text:style-name="T11">会送入</text:span><text:span text:style-name="T11">des_key</text:span><text:span text:style-name="T11">模块，产生用于加密的密钥序列</text:span></text:p>
          </draw:text-box>
        </draw:frame>
      </draw:page>
      <draw:page draw:name="page6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ke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" draw:text-style-name="P5" draw:layer="layout" svg:width="3.431cm" svg:height="0.725cm" svg:x="2.864cm" svg:y="7.69cm">
          <draw:text-box>
            <text:p><text:span text:style-name="T3">sub_key_idx_in</text:span></text:p>
          </draw:text-box>
        </draw:frame>
        <draw:frame draw:style-name="gr7" draw:text-style-name="P5" draw:layer="layout" svg:width="2.653cm" svg:height="0.725cm" svg:x="3.449cm" svg:y="6.634cm">
          <draw:text-box>
            <text:p><text:span text:style-name="T3">sub_key_in</text:span></text:p>
          </draw:text-box>
        </draw:frame>
        <draw:frame draw:style-name="gr69" draw:text-style-name="P5" draw:layer="layout" svg:width="3.762cm" svg:height="0.725cm" svg:x="2.487cm" svg:y="8.838cm">
          <draw:text-box>
            <text:p><text:span text:style-name="T3">sub_key_in_valid</text:span></text:p>
          </draw:text-box>
        </draw:frame>
        <draw:frame draw:style-name="gr70" draw:text-style-name="P5" draw:layer="layout" svg:width="1.992cm" svg:height="0.725cm" svg:x="10.329cm" svg:y="4.947cm">
          <draw:text-box>
            <text:p><text:span text:style-name="T3">key_out</text:span></text:p>
          </draw:text-box>
        </draw:frame>
        <draw:frame draw:style-name="gr71" draw:text-style-name="P5" draw:layer="layout" svg:width="3.101cm" svg:height="0.725cm" svg:x="10.126cm" svg:y="7.846cm">
          <draw:text-box>
            <text:p><text:span text:style-name="T3">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dx_in</text:span></text:p>
              </table:table-cell>
              <table:table-cell>
                <text:p text:style-name="P9"><text:span text:style-name="T5">4 bit</text:span></text:p>
              </table:table-cell>
              <table:table-cell>
                <text:p text:style-name="P9"><text:span text:style-name="T5">0-15</text:span><text:span text:style-name="T5">共</text:span><text:span text:style-name="T5">16</text:span><text:span text:style-name="T5">种密钥的索引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输出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出密钥有效信号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密钥产生模块</text:span><text:span text:style-name="T1">des_key</text:span></text:p>
          </draw:text-box>
        </draw:frame>
        <draw:frame draw:style-name="gr72" draw:text-style-name="P25" draw:layer="layout" svg:width="24.161cm" svg:height="2.147cm" svg:x="2.797cm" svg:y="15.478cm">
          <draw:text-box>
            <text:p text:style-name="P26"><text:span text:style-name="T11">1. </text:span><text:span text:style-name="T11">可以推导得出</text:span><text:span text:style-name="T11">key_out</text:span><text:span text:style-name="T11">与原始密钥的关系</text:span><text:span text:style-name="T11">(</text:span><text:span text:style-name="T7">目前使用：推导得到的</text:span><text:span text:style-name="T7">key_out</text:span><text:span text:style-name="T7">与原始密钥进行置换后的</text:span><text:span text:style-name="T7">56bit</text:span><text:span text:style-name="T7">子密钥的关系</text:span><text:span text:style-name="T11">)</text:span></text:p>
            <text:p text:style-name="P26"><text:span text:style-name="T11"/></text:p>
            <text:p><text:span text:style-name="T11">2. </text:span><text:span text:style-name="T11">因此，理论上是可以将</text:span><text:span text:style-name="T11">des_key_check</text:span><text:span text:style-name="T11">和</text:span><text:span text:style-name="T11">des_key</text:span><text:span text:style-name="T11">模块进行合并的，但是考虑到对原始密钥进行奇校验因此将两部分拆开了</text:span></text:p>
            <text:p><text:span text:style-name="T11"/></text:p>
          </draw:text-box>
        </draw:frame>
      </draw:page>
      <draw:page draw:name="page7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184cm" svg:y="8.417cm">
          <draw:text-box>
            <text:p text:style-name="P6"><text:span text:style-name="T3">data_in_valid</text:span></text:p>
          </draw:text-box>
        </draw:frame>
        <draw:frame draw:style-name="gr7" draw:text-style-name="P5" draw:layer="layout" svg:width="2.653cm" svg:height="0.725cm" svg:x="3.449cm" svg:y="7.252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left_data_out</text:span></text:p>
          </draw:text-box>
        </draw:frame>
        <draw:frame draw:style-name="gr9" draw:text-style-name="P5" draw:layer="layout" svg:width="3.271cm" svg:height="0.725cm" svg:x="10.126cm" svg:y="7.846cm">
          <draw:text-box>
            <text:p><text:span text:style-name="T3">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0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left_data_out</text:span></text:p>
              </table:table-cell>
              <table:table-cell>
                <text:p text:style-name="P11"><text:span text:style-name="T6">32 bit</text:span></text:p>
              </table:table-cell>
              <table:table-cell>
                <text:p text:style-name="P11"><text:span text:style-name="T6">des</text:span><text:span text:style-name="T6">初始置换后左边</text:span><text:span text:style-name="T6">32bit</text:span><text:span text:style-name="T6">数据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right_data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des</text:span><text:span text:style-name="T6">初始置换后右边</text:span><text:span text:style-name="T6">32bit</text:span><text:span text:style-name="T6">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初始置换模块</text:span><text:span text:style-name="T1">des_ip</text:span></text:p>
          </draw:text-box>
        </draw:frame>
        <draw:line draw:style-name="gr3" draw:text-style-name="P4" draw:layer="layout" svg:x1="10.221cm" svg:y1="7.065cm" svg:x2="12.613cm" svg:y2="7.065cm">
          <text:p/>
        </draw:line>
        <draw:frame draw:style-name="gr73" draw:text-style-name="P5" draw:layer="layout" svg:width="3.224cm" svg:height="0.725cm" svg:x="10.065cm" svg:y="6.271cm">
          <draw:text-box>
            <text:p><text:span text:style-name="T3">right_data_out</text:span></text:p>
          </draw:text-box>
        </draw:frame>
      </draw:page>
      <draw:page draw:name="page8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e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74" draw:text-style-name="P7" draw:layer="layout" svg:width="3.812cm" svg:height="0.725cm" svg:x="2.237cm" svg:y="8.369cm">
          <draw:text-box>
            <text:p text:style-name="P6"><text:span text:style-name="T3">ext_data_in_valid</text:span></text:p>
          </draw:text-box>
        </draw:frame>
        <draw:frame draw:style-name="gr75" draw:text-style-name="P5" draw:layer="layout" svg:width="2.703cm" svg:height="0.725cm" svg:x="3.422cm" svg:y="7.25cm">
          <draw:text-box>
            <text:p><text:span text:style-name="T3">ext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ext_data_out</text:span></text:p>
          </draw:text-box>
        </draw:frame>
        <draw:frame draw:style-name="gr60" draw:text-style-name="P5" draw:layer="layout" svg:width="4.075cm" svg:height="0.725cm" svg:x="10.126cm" svg:y="7.846cm">
          <draw:text-box>
            <text:p><text:span text:style-name="T3">ext_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的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ext_data_out</text:span></text:p>
              </table:table-cell>
              <table:table-cell table:style-name="ce4">
                <text:p text:style-name="P11"><text:span text:style-name="T6">48 bit</text:span></text:p>
              </table:table-cell>
              <table:table-cell>
                <text:p text:style-name="P12"><text:span text:style-name="T6">选择扩展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ext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选择扩展模块</text:span><text:span text:style-name="T1">des_ext</text:span></text:p>
          </draw:text-box>
        </draw:frame>
      </draw:page>
      <draw:page draw:name="page9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48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6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75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7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8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key_data_in</text:span></text:p>
              </table:table-cell>
              <table:table-cell>
                <text:p text:style-name="P11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xor_data_out</text:span></text:p>
              </table:table-cell>
              <table:table-cell table:style-name="ce4">
                <text:p text:style-name="P11"><text:span text:style-name="T6">48 bit</text:span></text:p>
              </table:table-cell>
              <table:table-cell>
                <text:p text:style-name="P12"><text:span text:style-name="T6">异或加密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xor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9" draw:text-style-name="P1" draw:layer="layout" svg:width="6.312cm" svg:height="1.199cm" svg:x="1cm" svg:y="1.276cm">
          <draw:text-box>
            <text:p><text:span text:style-name="T1">异或加密模块</text:span><text:span text:style-name="T1">des_xor48</text:span></text:p>
          </draw:text-box>
        </draw:frame>
        <draw:frame draw:style-name="gr80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0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sco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75" draw:text-style-name="P5" draw:layer="layout" svg:width="2.703cm" svg:height="0.725cm" svg:x="3.405cm" svg:y="7.109cm">
          <draw:text-box>
            <text:p><text:span text:style-name="T3">s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scomp_out</text:span></text:p>
          </draw:text-box>
        </draw:frame>
        <draw:frame draw:style-name="gr60" draw:text-style-name="P5" draw:layer="layout" svg:width="4.075cm" svg:height="0.725cm" svg:x="10.126cm" svg:y="7.846cm">
          <draw:text-box>
            <text:p><text:span text:style-name="T3">scomp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S</text:span><text:span text:style-name="T5">压缩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s_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scomp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压缩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scomp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1" draw:text-style-name="P1" draw:layer="layout" svg:width="6.792cm" svg:height="0.725cm" svg:x="1cm" svg:y="1.276cm">
          <draw:text-box>
            <text:p><text:span text:style-name="T1">选择压缩运算</text:span><text:span text:style-name="T1">S</text:span><text:span text:style-name="T1">模块</text:span><text:span text:style-name="T1">des_scomp</text:span></text:p>
          </draw:text-box>
        </draw:frame>
        <draw:frame draw:style-name="gr82" draw:text-style-name="P7" draw:layer="layout" svg:width="3.457cm" svg:height="0.725cm" svg:x="2.577cm" svg:y="8.291cm">
          <draw:text-box>
            <text:p text:style-name="P6"><text:span text:style-name="T3">s_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  <draw:frame draw:style-name="gr18" draw:text-style-name="P14" draw:layer="layout" svg:width="12.143cm" svg:height="1.199cm" svg:x="1.852cm" svg:y="11.404cm">
          <draw:text-box>
            <text:p><text:span text:style-name="T5">首尾</text:span><text:span text:style-name="T5">2bit</text:span><text:span text:style-name="T5">看成是</text:span><text:span text:style-name="T5">S</text:span><text:span text:style-name="T5">盒中的行信号，其余的</text:span><text:span text:style-name="T5">4bit</text:span><text:span text:style-name="T5">用来确定列号</text:span></text:p>
          </draw:text-box>
        </draw:frame>
        <draw:frame draw:style-name="gr18" draw:text-style-name="P14" draw:layer="layout" svg:width="12.143cm" svg:height="1.199cm" svg:x="1.879cm" svg:y="12.411cm">
          <draw:text-box>
            <text:p><text:span text:style-name="T5">直接进行打表操作</text:span></text:p>
          </draw:text-box>
        </draw:frame>
        <draw:frame draw:style-name="gr83" draw:text-style-name="P19" draw:layer="layout" svg:width="3.859cm" svg:height="0.725cm" svg:x="1.878cm" svg:y="13.599cm">
          <draw:text-box>
            <text:p><text:span text:style-name="T2">X5 x4 x3 x2 x1 x0</text:span></text:p>
          </draw:text-box>
        </draw:frame>
        <draw:frame draw:style-name="gr84" draw:text-style-name="P27" draw:layer="layout" svg:width="3.787cm" svg:height="0.725cm" svg:x="1.878cm" svg:y="14.626cm">
          <draw:text-box>
            <text:p><text:span text:style-name="T12">x0 x5 x1 x2 x3 x4</text:span></text:p>
          </draw:text-box>
        </draw:frame>
        <draw:frame draw:style-name="gr85" draw:text-style-name="P28" draw:layer="layout" svg:width="4.685cm" svg:height="0.81cm" svg:x="1.833cm" svg:y="15.668cm">
          <draw:text-box>
            <text:p><text:span text:style-name="T13">结果赋给 </text:span><text:span text:style-name="T13">o0 o1 o2 o3</text:span></text:p>
          </draw:text-box>
        </draw:frame>
      </draw:page>
      <draw:page draw:name="page11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75" draw:text-style-name="P5" draw:layer="layout" svg:width="2.703cm" svg:height="0.725cm" svg:x="3.405cm" svg:y="7.109cm">
          <draw:text-box>
            <text:p><text:span text:style-name="T3">p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pdata_out</text:span></text:p>
          </draw:text-box>
        </draw:frame>
        <draw:frame draw:style-name="gr60" draw:text-style-name="P5" draw:layer="layout" svg:width="4.075cm" svg:height="0.725cm" svg:x="10.126cm" svg:y="7.846cm">
          <draw:text-box>
            <text:p><text:span text:style-name="T3">pdata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p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置换运算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p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pdata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置换运算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p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1" draw:text-style-name="P1" draw:layer="layout" svg:width="6.792cm" svg:height="0.725cm" svg:x="1cm" svg:y="1.276cm">
          <draw:text-box>
            <text:p><text:span text:style-name="T1">置换运算</text:span><text:span text:style-name="T1">P</text:span><text:span text:style-name="T1">模块</text:span><text:span text:style-name="T1">des_p</text:span></text:p>
          </draw:text-box>
        </draw:frame>
        <draw:frame draw:style-name="gr82" draw:text-style-name="P7" draw:layer="layout" svg:width="3.457cm" svg:height="0.725cm" svg:x="2.577cm" svg:y="8.291cm">
          <draw:text-box>
            <text:p text:style-name="P6"><text:span text:style-name="T3">p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</draw:page>
      <draw:page draw:name="page12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3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6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75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7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8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key_data_in</text:span></text:p>
              </table:table-cell>
              <table:table-cell>
                <text:p text:style-name="P11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xor_data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异或加密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xor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9" draw:text-style-name="P1" draw:layer="layout" svg:width="6.312cm" svg:height="1.199cm" svg:x="1cm" svg:y="1.276cm">
          <draw:text-box>
            <text:p><text:span text:style-name="T1">异或加密模块</text:span><text:span text:style-name="T1">des_xor32</text:span></text:p>
          </draw:text-box>
        </draw:frame>
        <draw:frame draw:style-name="gr80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3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nv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5" draw:text-style-name="P5" draw:layer="layout" svg:width="2.703cm" svg:height="0.725cm" svg:x="3.495cm" svg:y="7.456cm">
          <draw:text-box>
            <text:p><text:span text:style-name="T3">data_in</text:span></text:p>
          </draw:text-box>
        </draw:frame>
        <draw:frame draw:style-name="gr77" draw:text-style-name="P5" draw:layer="layout" svg:width="2.987cm" svg:height="0.725cm" svg:x="10.081cm" svg:y="4.947cm">
          <draw:text-box>
            <text:p><text:span text:style-name="T3">encrypt_out</text:span></text:p>
          </draw:text-box>
        </draw:frame>
        <draw:frame draw:style-name="gr86" draw:text-style-name="P29" draw:layer="layout" svg:width="4.096cm" svg:height="0.725cm" svg:x="10.126cm" svg:y="7.846cm">
          <draw:text-box>
            <text:p text:style-name="P26"><text:span text:style-name="T3">encrypt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layer="layout" svg:width="14.098cm" svg:height="4.198cm" svg:x="14.393cm" svg:y="8.8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5" table:default-cell-style-name="ce2">
              <table:table-cell>
                <text:p text:style-name="P9"><text:span text:style-name="T14">encrypt_out</text:span></text:p>
              </table:table-cell>
              <table:table-cell table:style-name="ce4">
                <text:p text:style-name="P11"><text:span text:style-name="T6">64 bit</text:span></text:p>
              </table:table-cell>
              <table:table-cell>
                <text:p text:style-name="P12"><text:span text:style-name="T6">加密输出数据</text:span></text:p>
              </table:table-cell>
            </table:table-row>
            <table:table-row table:style-name="ro14" table:default-cell-style-name="ce2">
              <table:table-cell>
                <text:p text:style-name="P22"><text:span text:style-name="T14">encrypt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028cm">
          <draw:text-box>
            <text:p><text:span text:style-name="T7">输出信号列表</text:span></text:p>
          </draw:text-box>
        </draw:frame>
        <draw:frame draw:style-name="gr79" draw:text-style-name="P1" draw:layer="layout" svg:width="6.312cm" svg:height="1.199cm" svg:x="1cm" svg:y="1.276cm">
          <draw:text-box>
            <text:p><text:span text:style-name="T1">逆初始置换模块</text:span><text:span text:style-name="T1">des_invip</text:span></text:p>
          </draw:text-box>
        </draw:frame>
        <draw:frame draw:style-name="gr80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755cm" svg:y1="8.113cm" svg:x2="6.147cm" svg:y2="8.113cm">
          <text:p/>
        </draw:line>
        <draw:line draw:style-name="gr3" draw:text-style-name="P4" draw:layer="layout" svg:x1="3.755cm" svg:y1="9.337cm" svg:x2="6.147cm" svg:y2="9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pitch="variable"/>
    <style:font-face style:name="新宋体1" svg:font-family="新宋体" style:font-family-generic="system" style:font-pitch="variable"/>
    <style:font-face style:name="新宋体2" svg:font-family="新宋体" style:font-family-generic="modern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variable"/>
    <style:font-face style:name="黑体1" svg:font-family="黑体, SimHei" style:font-family-generic="modern" style:font-pitch="fixed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7" draw:display-name="线条箭头 17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9" draw:display-name="线条箭头 29" svg:viewBox="0 0 20 20" svg:d="M0 20l10-20 10 20z"/>
    <draw:marker draw:name="线条箭头_20_32" draw:display-name="线条箭头 32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等线" fo:font-family="等线, DengXian" style:font-pitch="variable" fo:font-size="10.5pt" fo:language="en" fo:country="US" style:letter-kerning="true" style:font-name-asian="等线" style:font-family-asian="等线, DengXian" style:font-pitch-asian="variable" style:font-size-asian="10.5pt" style:language-asian="zh" style:country-asian="CN" style:font-name-complex="等线" style:font-family-complex="等线, DengXian" style:font-pitch-complex="variable" style:font-size-complex="10.5pt" style:language-complex="ar" style:country-complex="SA"/>
    </style:style>
    <style:style style:name="caption" style:family="graphic">
      <style:paragraph-properties fo:margin-left="0cm" fo:margin-right="0cm" fo:text-align="justify" fo:text-indent="0cm" style:text-autospace="ideograph-alpha"/>
      <style:text-properties style:font-name="等线 Light" fo:font-family="'等线 Light'" style:font-pitch="variable" fo:font-size="10pt" fo:language="en" fo:country="US" style:letter-kerning="true" style:font-name-asian="黑体1" style:font-family-asian="黑体, SimHei" style:font-family-generic-asian="modern" style:font-pitch-asian="fixed" style:font-size-asian="10pt" style:language-asian="zh" style:country-asian="CN" style:font-name-complex="等线 Light" style:font-family-complex="'等线 Light'" style:font-pitch-complex="variable" style:font-size-complex="10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9T16:14:02.530000000</dc:date>
    <meta:editing-duration>PT14H19M7S</meta:editing-duration>
    <meta:editing-cycles>101</meta:editing-cycles>
    <meta:generator>LibreOffice/7.6.0.3$Windows_X86_64 LibreOffice_project/69edd8b8ebc41d00b4de3915dc82f8f0fc3b6265</meta:generator>
    <meta:document-statistic meta:object-count="351"/>
  </office:meta>
</office:document-meta>
</file>